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28" table:style-name="ta1">
        <table:shapes>
          <draw:frame draw:z-index="0" draw:style-name="gr1" draw:text-style-name="P1" svg:width="5.7921in" svg:height="3.2618in" svg:x="6.4461in" svg:y="2.4689in">
            <draw:object draw:notify-on-update-of-ranges="'merged_sorting_results_2^28'.I15:'merged_sorting_results_2^28'.I15 'merged_sorting_results_2^28'.I5:'merged_sorting_results_2^28'.I12 'merged_sorting_results_2^28'.K5:'merged_sorting_results_2^28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921in" svg:height="3.2618in" svg:x="12.6224in" svg:y="2.4264in">
            <draw:object draw:notify-on-update-of-ranges="'merged_sorting_results_2^28'.I5:'merged_sorting_results_2^28'.I12 'merged_sorting_results_2^28'.J5:'merged_sorting_results_2^28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Array Length: 2^2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2024-10-18 16:01:51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425" calcext:value-type="float">
            <text:p>42742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" calcext:value-type="float">
            <text:p>1</text:p>
          </table:table-cell>
          <table:table-cell table:style-name="ce3" table:formula="of:=AVERAGE(OFFSET([.$E$5]; (ROW() - 5) * 9; 0; 5; 1))" office:value-type="float" office:value="422542.2" calcext:value-type="float">
            <text:p>422542.2</text:p>
          </table:table-cell>
          <table:table-cell table:style-name="ce3" table:formula="of:=[.$J$5]/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-10-18 16:08:5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968" calcext:value-type="float">
            <text:p>42396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2" calcext:value-type="float">
            <text:p>2</text:p>
          </table:table-cell>
          <table:table-cell table:style-name="ce3" table:formula="of:=AVERAGE(OFFSET([.$E$5]; (ROW() - 5) * 9; 0; 5; 1))" office:value-type="float" office:value="220317" calcext:value-type="float">
            <text:p>220317</text:p>
          </table:table-cell>
          <table:table-cell table:style-name="ce3" table:formula="of:=[.$J$5]/[.J6]" office:value-type="float" office:value="1.91788286877545" calcext:value-type="float">
            <text:p>1.91788286877545</text:p>
          </table:table-cell>
        </table:table-row>
        <table:table-row table:style-name="ro1">
          <table:table-cell office:value-type="string" calcext:value-type="string">
            <text:p>2024-10-18 16:16:0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9751" calcext:value-type="float">
            <text:p>41975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4" calcext:value-type="float">
            <text:p>4</text:p>
          </table:table-cell>
          <table:table-cell table:style-name="ce3" table:formula="of:=AVERAGE(OFFSET([.$E$5]; (ROW() - 5) * 9; 0; 5; 1))" office:value-type="float" office:value="114806.8" calcext:value-type="float">
            <text:p>114806.8</text:p>
          </table:table-cell>
          <table:table-cell table:style-name="ce3" table:formula="of:=[.$J$5]/[.J7]" office:value-type="float" office:value="3.68046317813927" calcext:value-type="float">
            <text:p>3.68046317813927</text:p>
          </table:table-cell>
        </table:table-row>
        <table:table-row table:style-name="ro1">
          <table:table-cell office:value-type="string" calcext:value-type="string">
            <text:p>2024-10-18 16:23:0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619" calcext:value-type="float">
            <text:p>42061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8" calcext:value-type="float">
            <text:p>8</text:p>
          </table:table-cell>
          <table:table-cell table:style-name="ce3" table:formula="of:=AVERAGE(OFFSET([.$E$5]; (ROW() - 5) * 9; 0; 5; 1))" office:value-type="float" office:value="61319.6" calcext:value-type="float">
            <text:p>61319.6</text:p>
          </table:table-cell>
          <table:table-cell table:style-name="ce3" table:formula="of:=[.$J$5]/[.J8]" office:value-type="float" office:value="6.8908179440179" calcext:value-type="float">
            <text:p>6.8908179440179</text:p>
          </table:table-cell>
        </table:table-row>
        <table:table-row table:style-name="ro1">
          <table:table-cell office:value-type="string" calcext:value-type="string">
            <text:p>2024-10-18 16:30:1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0948" calcext:value-type="float">
            <text:p>42094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6" calcext:value-type="float">
            <text:p>16</text:p>
          </table:table-cell>
          <table:table-cell table:style-name="ce3" table:formula="of:=AVERAGE(OFFSET([.$E$5]; (ROW() - 5) * 9; 0; 5; 1))" office:value-type="float" office:value="56990.92" calcext:value-type="float">
            <text:p>56990.92</text:p>
          </table:table-cell>
          <table:table-cell table:style-name="ce3" table:formula="of:=[.$J$5]/[.J9]" office:value-type="float" office:value="7.41420212202225" calcext:value-type="float">
            <text:p>7.4142021220222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32" calcext:value-type="float">
            <text:p>32</text:p>
          </table:table-cell>
          <table:table-cell table:style-name="ce3" table:formula="of:=AVERAGE(OFFSET([.$E$5]; (ROW() - 5) * 9; 0; 5; 1))" office:value-type="float" office:value="58266.26" calcext:value-type="float">
            <text:p>58266.26</text:p>
          </table:table-cell>
          <table:table-cell table:style-name="ce3" table:formula="of:=[.$J$5]/[.J10]" office:value-type="float" office:value="7.25191903513286" calcext:value-type="float">
            <text:p>7.2519190351328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64" calcext:value-type="float">
            <text:p>64</text:p>
          </table:table-cell>
          <table:table-cell table:style-name="ce3" table:formula="of:=AVERAGE(OFFSET([.$E$5]; (ROW() - 5) * 9; 0; 5; 1))" office:value-type="float" office:value="56134.32" calcext:value-type="float">
            <text:p>56134.32</text:p>
          </table:table-cell>
          <table:table-cell table:style-name="ce3" table:formula="of:=[.$J$5]/[.J11]" office:value-type="float" office:value="7.52734156216732" calcext:value-type="float">
            <text:p>7.52734156216732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9; 0)" office:value-type="float" office:value="128" calcext:value-type="float">
            <text:p>128</text:p>
          </table:table-cell>
          <table:table-cell table:style-name="ce3" table:formula="of:=AVERAGE(OFFSET([.$E$5]; (ROW() - 5) * 9; 0; 5; 1))" office:value-type="float" office:value="55930" calcext:value-type="float">
            <text:p>55930</text:p>
          </table:table-cell>
          <table:table-cell table:style-name="ce3" table:formula="of:=[.$J$5]/[.J12]" office:value-type="float" office:value="7.55483997854461" calcext:value-type="float">
            <text:p>7.55483997854461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33:53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84" calcext:value-type="float">
            <text:p>2183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37:3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888" calcext:value-type="float">
            <text:p>2228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41:2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633" calcext:value-type="float">
            <text:p>22363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45:0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8338" calcext:value-type="float">
            <text:p>21833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48:5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8342" calcext:value-type="float">
            <text:p>2183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0:49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29" calcext:value-type="float">
            <text:p>1146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2:4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018" calcext:value-type="float">
            <text:p>1150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4:4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108" calcext:value-type="float">
            <text:p>11510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6:44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512" calcext:value-type="float">
            <text:p>11451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8:4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767" calcext:value-type="float">
            <text:p>1147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9:48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15.9" calcext:value-type="float">
            <text:p>61215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0:5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03.2" calcext:value-type="float">
            <text:p>61503.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1:5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173.6" calcext:value-type="float">
            <text:p>61173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3:0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371.6" calcext:value-type="float">
            <text:p>61371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4:0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333.7" calcext:value-type="float">
            <text:p>61333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5:08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03.9" calcext:value-type="float">
            <text:p>56903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6:0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88.7" calcext:value-type="float">
            <text:p>56988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7:0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008.7" calcext:value-type="float">
            <text:p>57008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8:1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959.2" calcext:value-type="float">
            <text:p>56959.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9:1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094.1" calcext:value-type="float">
            <text:p>57094.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0:13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57.7" calcext:value-type="float">
            <text:p>58157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1:14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05.7" calcext:value-type="float">
            <text:p>58305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2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283.6" calcext:value-type="float">
            <text:p>58283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3:1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317.6" calcext:value-type="float">
            <text:p>58317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4:2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266.7" calcext:value-type="float">
            <text:p>58266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5:20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34.6" calcext:value-type="float">
            <text:p>56234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6:2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49.4" calcext:value-type="float">
            <text:p>56449.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7: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74" calcext:value-type="float">
            <text:p>559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8: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022.7" calcext:value-type="float">
            <text:p>56022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9:1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990.9" calcext:value-type="float">
            <text:p>55990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0:18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31.7" calcext:value-type="float">
            <text:p>55831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1:1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43.5" calcext:value-type="float">
            <text:p>55943.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2:1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45.9" calcext:value-type="float">
            <text:p>55945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3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967.2" calcext:value-type="float">
            <text:p>55967.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4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961.7" calcext:value-type="float">
            <text:p>55961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36:57.820459614</dc:date>
    <meta:editing-duration>PT7M5S</meta:editing-duration>
    <meta:editing-cycles>1</meta:editing-cycles>
    <meta:generator>LibreOffice/7.3.7.2$Linux_X86_64 LibreOffice_project/30$Build-2</meta:generator>
    <meta:document-statistic meta:table-count="1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13cm" svg:height="8.286cm" xlink:href=".." xlink:type="simple" chart:class="chart:line" chart:style-name="ch1">
        <chart:plot-area chart:style-name="ch2" table:cell-range-address="'merged_sorting_results_2^28'.I15:'merged_sorting_results_2^28'.I15 'merged_sorting_results_2^28'.I5:'merged_sorting_results_2^28'.I12 'merged_sorting_results_2^28'.K5:'merged_sorting_results_2^28'.K12" chart:data-source-has-labels="both" svg:x="1.305cm" svg:y="0.165cm" svg:width="13.114cm" svg:height="6.975cm">
          <chart:coordinate-region svg:x="1.741cm" svg:y="0.364cm" svg:width="12.398cm" svg:height="6.129cm"/>
          <chart:axis chart:dimension="x" chart:name="primary-x" chart:style-name="ch3" chartooo:axis-type="auto">
            <chartooo:date-scale/>
            <chart:title svg:x="7.011cm" svg:y="7.305cm" chart:style-name="ch4">
              <text:p>N. Threads</text:p>
            </chart:title>
            <chart:categories table:cell-range-address="'merged_sorting_results_2^28'.I5:'merged_sorting_results_2^28'.I12"/>
          </chart:axis>
          <chart:axis chart:dimension="y" chart:name="primary-y" chart:style-name="ch3">
            <chart:title svg:x="0.451cm" svg:y="4.371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28'.K5:'merged_sorting_results_2^28'.K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8'.I5:'merged_sorting_results_2^28'.I12</svg:desc>
                </draw:g>
              </table:table-cell>
              <table:table-cell office:value-type="float" office:value="1">
                <text:p>1</text:p>
                <draw:g>
                  <svg:desc>'merged_sorting_results_2^28'.K5:'merged_sorting_results_2^28'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788286877545">
                <text:p>1.917882868775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8046317813927">
                <text:p>3.680463178139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908179440179">
                <text:p>6.89081794401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1420212202225">
                <text:p>7.414202122022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25191903513286">
                <text:p>7.251919035132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52734156216732">
                <text:p>7.527341562167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.55483997854461">
                <text:p>7.5548399785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13cm" svg:height="8.286cm" xlink:href=".." xlink:type="simple" chart:class="chart:line" chart:style-name="ch1">
        <chart:plot-area chart:style-name="ch2" table:cell-range-address="'merged_sorting_results_2^28'.I5:'merged_sorting_results_2^28'.J12" chart:data-source-has-labels="column" svg:x="1.305cm" svg:y="0.165cm" svg:width="13.114cm" svg:height="6.975cm">
          <chart:coordinate-region svg:x="2.667cm" svg:y="0.364cm" svg:width="11.472cm" svg:height="6.129cm"/>
          <chart:axis chart:dimension="x" chart:name="primary-x" chart:style-name="ch3" chartooo:axis-type="auto">
            <chartooo:date-scale/>
            <chart:title svg:x="7.011cm" svg:y="7.305cm" chart:style-name="ch4">
              <text:p>N. Threads</text:p>
            </chart:title>
            <chart:categories table:cell-range-address="'merged_sorting_results_2^28'.I5:'merged_sorting_results_2^28'.I12"/>
          </chart:axis>
          <chart:axis chart:dimension="y" chart:name="primary-y" chart:style-name="ch3">
            <chart:title svg:x="0.451cm" svg:y="5.627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28'.J5:'merged_sorting_results_2^28'.J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8'.I5:'merged_sorting_results_2^28'.I12</svg:desc>
                </draw:g>
              </table:table-cell>
              <table:table-cell office:value-type="float" office:value="422542.2">
                <text:p>422542.2</text:p>
                <draw:g>
                  <svg:desc>'merged_sorting_results_2^28'.J5:'merged_sorting_results_2^28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0317">
                <text:p>220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4806.8">
                <text:p>114806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319.6">
                <text:p>61319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6990.92">
                <text:p>56990.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8266.26">
                <text:p>58266.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6134.32">
                <text:p>56134.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930">
                <text:p>559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